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"/>
    <style:font-face style:name="Menlo" svg:font-family="Menlo, Monaco, Consolas, 'Courier New', monospace"/>
    <style:font-face style:name="Tahoma1" svg:font-family="Tahoma"/>
    <style:font-face style:name="apple-system" svg:font-family="apple-system, BlinkMacSystemFont, 'Segoe UI', 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4" style:family="paragraph" style:parent-style-name="Standard">
      <style:text-properties fo:language="ru" fo:country="RU" fo:font-weight="bold" fo:background-color="#ffff0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bold" fo:background-color="#ffff0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fo:language="en" fo:country="US" fo:font-weight="bold" fo:background-color="#ffff0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en" fo:country="US" fo:font-weight="bold" fo:background-color="#ffff0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text-properties fo:color="#ff3333" fo:language="en" fo:country="US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ff3333" fo:language="en" fo:country="US"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ff3333" fo:language="ru" fo:country="RU" fo:font-weight="bold" fo:background-color="#ffff00" style:font-weight-asian="bold" style:font-weight-complex="bold"/>
    </style:style>
    <style:style style:name="P16" style:family="paragraph" style:parent-style-name="Preformatted_20_Text">
      <style:paragraph-properties fo:margin-top="0cm" fo:margin-bottom="0.499cm" fo:background-color="transparent">
        <style:background-image/>
      </style:paragraph-properties>
    </style:style>
    <style:style style:name="P17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fo:color="#a9b7c6" style:font-name="JetBrains Mono" fo:language="ru" fo:country="RU" fo:font-weight="bold" style:font-weight-asian="bold" style:font-weight-complex="bold"/>
    </style:style>
    <style:style style:name="P18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fo:background-color="#ffff00" style:font-weight-asian="bold" style:font-weight-complex="bold"/>
    </style:style>
    <style:style style:name="T3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fo:background-color="#ffff00" style:font-weight-asian="bold" style:font-weight-complex="bold"/>
    </style:style>
    <style:style style:name="T7" style:family="text">
      <style:text-properties fo:background-color="#ffff00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fo:font-weight="bold" fo:background-color="#ffff00" style:font-weight-asian="bold" style:font-weight-complex="bold"/>
    </style:style>
    <style:style style:name="T11" style:family="text">
      <style:text-properties fo:color="#ff3333" fo:language="en" fo:country="US"/>
    </style:style>
    <style:style style:name="T12" style:family="text">
      <style:text-properties fo:color="#ff3333" fo:language="en" fo:country="US" fo:font-weight="bold" style:font-weight-asian="bold" style:font-weight-complex="bold"/>
    </style:style>
    <style:style style:name="T13" style:family="text">
      <style:text-properties fo:color="#ff3333" fo:language="ru" fo:country="RU" fo:font-weight="bold" style:font-weight-asian="bold" style:font-weight-complex="bold"/>
    </style:style>
    <style:style style:name="T14" style:family="text">
      <style:text-properties fo:color="#ff3333" fo:language="ru" fo:country="RU" fo:font-weight="bold" fo:background-color="#ffff00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e8bf6a"/>
    </style:style>
    <style:style style:name="T17" style:family="text">
      <style:text-properties fo:color="#e8bf6a" style:font-name="JetBrains Mono"/>
    </style:style>
    <style:style style:name="T18" style:family="text">
      <style:text-properties fo:color="#bababa"/>
    </style:style>
    <style:style style:name="T19" style:family="text">
      <style:text-properties fo:color="#bababa" style:font-name="JetBrains Mono"/>
    </style:style>
    <style:style style:name="T20" style:family="text">
      <style:text-properties fo:color="#9762c6"/>
    </style:style>
    <style:style style:name="T21" style:family="text">
      <style:text-properties fo:color="#9762c6" style:font-name="JetBrains Mono"/>
    </style:style>
    <style:style style:name="T22" style:family="text">
      <style:text-properties fo:color="#a9b7c6"/>
    </style:style>
    <style:style style:name="T23" style:family="text">
      <style:text-properties fo:color="#a9b7c6" style:font-name="JetBrains Mono"/>
    </style:style>
    <style:style style:name="T24" style:family="text">
      <style:text-properties fo:font-variant="normal" fo:text-transform="none" fo:color="#222222" style:font-name="apple-system" fo:font-size="12pt" fo:letter-spacing="normal" fo:font-style="normal" fo:font-weight="normal"/>
    </style:style>
    <style:style style:name="T25" style:family="text">
      <style:text-properties fo:font-variant="normal" fo:text-transform="none" fo:color="#222222" style:font-name="Menlo" fo:font-size="10.5pt" fo:letter-spacing="normal" fo:font-style="normal" fo:font-weight="normal"/>
    </style:style>
    <style:style style:name="T26" style:family="text">
      <style:text-properties fo:font-variant="normal" fo:text-transform="none" fo:color="#222222" fo:letter-spacing="normal"/>
    </style:style>
    <style:style style:name="T27" style:family="text">
      <style:text-properties fo:font-variant="normal" fo:text-transform="none" fo:color="#ff3333" style:font-name="apple-system" fo:font-size="12pt" fo:letter-spacing="normal" fo:font-style="normal" fo:font-weight="normal"/>
    </style:style>
    <style:style style:name="T28" style:family="text">
      <style:text-properties fo:font-variant="normal" fo:text-transform="none" fo:color="#ff3333" style:font-name="apple-system" fo:font-size="12pt" fo:letter-spacing="normal" fo:font-style="normal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ередача слота от компонента к внуку</text:p>
      <text:p text:style-name="P17"><text:span text:style-name="T16">template</text:span>( <text:span text:style-name="T18">v-for</text:span>=<text:span text:style-name="T20">"</text:span><text:span text:style-name="T8">(slot, name) in $slots</text:span><text:span text:style-name="T20">" </text:span><text:span text:style-name="T18">:</text:span><text:span text:style-name="T8">slot</text:span>=<text:span text:style-name="T20">"name" </text:span>)</text:p>
      <text:p text:style-name="P16"><text:span text:style-name="T22"><text:s text:c="2"/></text:span><text:span text:style-name="T17">Render</text:span><text:span text:style-name="T23">( </text:span><text:span text:style-name="T19">:vnode</text:span><text:span text:style-name="T23">=</text:span><text:span text:style-name="T21">"slot" </text:span><text:span text:style-name="T23">)</text:span></text:p>
      <text:p text:style-name="P3">Оптимизация размера приложения:</text:p>
      <text:p text:style-name="P4">1)Динамический импорт</text:p>
      <text:p text:style-name="P8">const getCat = <text:span text:style-name="T9">() =&gt; import</text:span>('./Cat.js');</text:p>
      <text:p text:style-name="P8"><text:span text:style-name="T9">getCat().then</text:span>(res =&gt; res.meow())</text:p>
      <text:p text:style-name="P1">При таком динамическом импорте возвращается <text:span text:style-name="T1">Promise, </text:span>который потом можно будет использовать с его функционалом в момент необходимости, а не подгружать заранее, чем увеличивать вес приложения.</text:p>
      <text:p text:style-name="P4">2)Собрать общие используемые во многих местах библиотеки и модули в общий файл</text:p>
      <text:p text:style-name="P1">Для этого использовать плагин <text:span text:style-name="T1">webpack – </text:span><text:span text:style-name="T12">splitChunksPlugin</text:span></text:p>
      <text:p text:style-name="P1">В файле конфига вебпака прописать:</text:p>
      <text:p text:style-name="P13">optimization: { splitChunks: { chunks: 'all' } }</text:p>
      <text:p text:style-name="P1">Эта настройка означает, что все куски кода оптимизировать</text:p>
      <text:p text:style-name="P9">3)<text:span text:style-name="T4">Предзагрузка</text:span></text:p>
      <text:p text:style-name="P1">Применяется, когда <text:span text:style-name="T9">нужно заранее подзагрузить важный компонент</text:span>, чтобы он не грузился потом долго при действиях пользователя. Но загрузка идёт только после того, как подгружены основные используемые данные.</text:p>
      <text:p text:style-name="P8"><text:span text:style-name="T4">Для этого нужный скрипты необходимо поместить в тег </text:span>&lt;link rel=”prefetch” href=”url”/&gt;</text:p>
      <text:p text:style-name="P1"><text:span text:style-name="T9">Для </text:span><text:span text:style-name="T12">webpack</text:span><text:span text:style-name="T1"> </text:span>достаточно указать волшебный комментарий, чтобы он понимал, что компонент для предзагрузки:</text:p>
      <text:p text:style-name="P8">components: { myComp: () =&gt; import(<text:span text:style-name="T9">/*webpackPrefetch: true*/</text:span>'./comp') }</text:p>
      <text:p text:style-name="P1">Можно ещё один тип предзагрузки:</text:p>
      <text:p text:style-name="P8">components: { myComp: () =&gt; import(<text:span text:style-name="T9">/*webpackPreload: true*/</text:span>'./comp') }</text:p>
      <text:p text:style-name="P1"><text:span text:style-name="T9">Один из типов загружается параллельно, другой сразу, как только у браузера появляется свободные ресурсы</text:span>. Подробнее в документации.</text:p>
      <text:p text:style-name="P1"><text:span text:style-name="T24">Так, вместо применения конструкции </text:span><text:span text:style-name="Source_20_Text"><text:span text:style-name="T25">webpackPrefetch: true</text:span></text:span><text:span text:style-name="T24">, можно, </text:span><text:span text:style-name="T28">вместо логического значения, использовать число. </text:span><text:span text:style-name="T24">В результате webpack будет загружать фрагменты в заданном порядке. Например, ресурс с </text:span><text:span text:style-name="Source_20_Text"><text:span text:style-name="T25">webpackPrefetch: 42</text:span></text:span><text:span text:style-name="T26"> </text:span><text:span text:style-name="T24">будет загружен перед ресурсом с </text:span><text:span text:style-name="Source_20_Text"><text:span text:style-name="T25">webpackPrefetch: 1</text:span></text:span><text:span text:style-name="T24">, который, в свою очередь, будет загружен ранее ресурса с </text:span><text:span text:style-name="Source_20_Text"><text:span text:style-name="T25">webpackPrefetch: true</text:span></text:span><text:span text:style-name="T24">, а этот ресурс будет загружен до ресурса с </text:span><text:span text:style-name="Source_20_Text"><text:span text:style-name="T25">webpackPrefetch: -99999</text:span></text:span><text:span text:style-name="T26"> </text:span><text:span text:style-name="T24">(это напоминает </text:span><text:span text:style-name="Source_20_Text"><text:span text:style-name="T25">z-order</text:span></text:span><text:span text:style-name="T24">). На самом деле </text:span><text:span text:style-name="Source_20_Text"><text:span text:style-name="T25">true</text:span></text:span><text:span text:style-name="T26"> </text:span><text:span text:style-name="T24">здесь — это то же самое, что и 0.</text:span> </text:p>
      <text:p text:style-name="P1"><text:span text:style-name="T7">4</text:span><text:span text:style-name="T6">)Для интерактивности для каждого загружаемого компонента можно прописать компонент ошибки</text:span><text:span text:style-name="T5">,</text:span> ожидания и т. д.:</text:p>
      <text:p text:style-name="P8">const A = () =&gt; ({</text:p>
      <text:p text:style-name="P8"><text:tab/><text:span text:style-name="T9">component</text:span>: import('./comp'),</text:p>
      <text:p text:style-name="P8"><text:tab/><text:span text:style-name="T9">loading</text:span>: LoadingComop,</text:p>
      <text:p text:style-name="P8"><text:tab/><text:span text:style-name="T9">error</text:span>: ErrorComp,</text:p>
      <text:p text:style-name="P8"><text:tab/><text:span text:style-name="T9">timeout</text:span>: 1000 – <text:span text:style-name="T4">по истечению этого времени сработает компонент ошибки, если нужный не загрузится</text:span></text:p>
      <text:p text:style-name="P8">})</text:p>
      <text:p text:style-name="P1"><text:span text:style-name="T7">5)</text:span><text:span text:style-name="T6">Проверка подключаемых библиотек на сайте </text:span><text:span text:style-name="T2">bundlephobia </text:span><text:span text:style-name="T6">для проверки их весов</text:span><text:span text:style-name="T5"> </text:span>и заторможенности</text:p>
      <text:p text:style-name="P9">6)<text:span text:style-name="T4">Для больших статических списков\объектов — применять </text:span>freeze</text:p>
      <text:p text:style-name="P1">При использовании больших объемов данных <text:span text:style-name="T9">их можно сделать нереактивными</text:span>, из-за чего они становятся <text:span text:style-name="T10">более быстрыми в обработке и загрузке</text:span>:</text:p>
      <text:p text:style-name="P1">async created() {</text:p>
      <text:p text:style-name="P1"><text:tab/>const users = await axios.get("/api/users");</text:p>
      <text:p text:style-name="P1"><text:tab/>this.users = <text:span text:style-name="T9">Object.freeze</text:span>(users);</text:p>
      <text:p text:style-name="P1">}</text:p>
      <text:p text:style-name="P1">Для хранилища:</text:p>
      <text:p text:style-name="P1">setUsers(state, users) {</text:p>
      <text:p text:style-name="P1"><text:s text:c="4"/>state.users = <text:span text:style-name="T9">Object.freeze</text:span>(users);</text:p>
      <text:p text:style-name="P1">}</text:p>
      <text:p text:style-name="P1">Данные <text:span text:style-name="T9">можно и изменять</text:span>, сохраняя их так же нереактивными:</text:p>
      <text:p text:style-name="P8">state.users = <text:span text:style-name="T9">Object.freeze({ ...users, user })</text:span></text:p>
      <text:p text:style-name="P2"><text:soft-page-break/>Измерение производительности:</text:p>
      <text:p text:style-name="P1">Достаточно указать свойство для <text:span text:style-name="T1">Vue(</text:span>только для <text:span text:style-name="T1">dev </text:span>режима):</text:p>
      <text:p text:style-name="P13">Vue.config.perfomance = process.env.NODE_ENV === 'development'</text:p>
      <text:p text:style-name="P1">В браузере во вкладке <text:span text:style-name="T1">Perfomance </text:span>нажать на кнопку обновления</text:p>
      <text:p text:style-name="P1">После теста выбрать пункт —<text:span text:style-name="T9"> </text:span><text:span text:style-name="T12">User Timing,</text:span><text:span text:style-name="T1"> </text:span>где смотреть на метрики:</text:p>
      <text:p text:style-name="P8"><text:span text:style-name="T9">Init</text:span> —<text:span text:style-name="T4"> время создания экземпляра компонента</text:span>, <text:span text:style-name="T9">Render</text:span> —<text:span text:style-name="T4"> создание виртуального </text:span>DOM, <text:span text:style-name="T13">Патч</text:span><text:span text:style-name="T4"> — виртуальный в реальный</text:span></text:p>
      <text:p text:style-name="P3">Оптимизация работы с <text:span text:style-name="T1">Vue</text:span></text:p>
      <text:p text:style-name="P5"><text:span text:style-name="T1">1)</text:span>Использование слотов:</text:p>
      <text:p text:style-name="P11">div( v-if=”<text:span text:style-name="T9">$slots.header</text:span>” )</text:p>
      <text:p text:style-name="P11"><text:s text:c="4"/><text:span text:style-name="T9">slot</text:span>( name=”header” )</text:p>
      <text:p text:style-name="P10">2<text:span text:style-name="T4">)Единая обработка </text:span>ajax <text:span text:style-name="T4">запросов.</text:span></text:p>
      <text:p text:style-name="P11"><text:span text:style-name="T4">Для каждого модуля </text:span><text:span text:style-name="T14">свой файл с </text:span><text:span text:style-name="T10">ajax </text:span><text:span text:style-name="T14">вызовами</text:span><text:span text:style-name="T4">, которые </text:span><text:span text:style-name="T14">подключаются в единый объект в плагине</text:span><text:span text:style-name="T4">, который затем можно использовать </text:span><text:span text:style-name="T14">в хранилище или компонентах</text:span><text:span text:style-name="T4">:</text:span></text:p>
      <text:p text:style-name="P6">Пример файла с <text:span text:style-name="T1">ajax </text:span>для модуля:</text:p>
      <text:p text:style-name="P12">auth.js</text:p>
      <text:p text:style-name="P6"><text:span text:style-name="T9">export default $axios</text:span> =&gt; ({</text:p>
      <text:p text:style-name="P6"><text:tab/><text:span text:style-name="T9">login</text:span>(email, pas) { return $axios.$post(...) },</text:p>
      <text:p text:style-name="P6"><text:tab/><text:span text:style-name="T9">logout</text:span>() { return $axios.$get(...) }</text:p>
      <text:p text:style-name="P6">});</text:p>
      <text:p text:style-name="P7">В общий файл загоняем:</text:p>
      <text:p text:style-name="P11">index.js</text:p>
      <text:p text:style-name="P11">import <text:span text:style-name="T9">Auth</text:span> from './auth.js'</text:p>
      <text:p text:style-name="P11">export { <text:span text:style-name="T9">Auth</text:span> }</text:p>
      <text:p text:style-name="P6"><text:span text:style-name="T15">Подключаем в плагине</text:span>, привязывая к <text:span text:style-name="T1">axios</text:span></text:p>
      <text:p text:style-name="P6"><text:span text:style-name="T1">import { </text:span><text:span text:style-name="T12">Auth</text:span><text:span text:style-name="T1"> } from '@/api';</text:span></text:p>
      <text:p text:style-name="P6"><text:span text:style-name="T1">import </text:span><text:span text:style-name="T12">axios</text:span><text:span text:style-name="T1"> from 'axios';</text:span></text:p>
      <text:p text:style-name="P11"/>
      <text:p text:style-name="P11">export default {</text:p>
      <text:p text:style-name="P11"><text:tab/>install(Vue, options) {</text:p>
      <text:p text:style-name="P11"><text:tab/><text:tab/>const axi = инициализация axios</text:p>
      <text:p text:style-name="P11"><text:tab/><text:tab/>if (проверка на токен) axi.setToken(...)</text:p>
      <text:p text:style-name="P11"><text:tab/><text:tab/>const repositories = {</text:p>
      <text:p text:style-name="P6"><text:span text:style-name="T1"><text:tab/><text:tab/><text:tab/></text:span><text:span text:style-name="T12">auth: Auth(axi)</text:span><text:span text:style-name="T1">,</text:span></text:p>
      <text:p text:style-name="P11"><text:tab/><text:tab/><text:tab/>users: ...(axi)</text:p>
      <text:p text:style-name="P11"><text:tab/><text:tab/>}</text:p>
      <text:p text:style-name="P6"><text:span text:style-name="T1"><text:tab/><text:tab/></text:span><text:span text:style-name="T12">Vue.prototype.$api = axi</text:span></text:p>
      <text:p text:style-name="P11"><text:tab/>}</text:p>
      <text:p text:style-name="P11">}</text:p>
      <text:p text:style-name="P11"/>
      <text:p text:style-name="P6"><text:span text:style-name="T3">Теперь можно вызывать</text:span><text:span text:style-name="T1"> в компонентах - this.</text:span><text:span text:style-name="T12">$api.auth.login</text:span><text:span text:style-name="T1">(), this.$api.users.method()</text:span></text:p>
      <text:p text:style-name="P11">И в хранилище после импорта Vue – Vue.$api.auth.login()</text:p>
      <text:p text:style-name="P15">Для <text:span text:style-name="T1">Nuxt</text:span></text:p>
      <text:p text:style-name="P6"><text:span text:style-name="T1">import </text:span><text:span text:style-name="T12">Auth</text:span><text:span text:style-name="T1"> from "@/api/auth";</text:span></text:p>
      <text:p text:style-name="P11">import Teams from "@/api/teams";</text:p>
      <text:p text:style-name="P11">import Notifications from "@/api/notifications";</text:p>
      <text:p text:style-name="P11"/>
      <text:p text:style-name="P6"><text:span text:style-name="T1">export default (</text:span><text:span text:style-name="T12">context</text:span><text:span text:style-name="T1">, inject) =&gt; {</text:span></text:p>
      <text:p text:style-name="P11"><text:s text:c="2"/>if (process.client) {</text:p>
      <text:p text:style-name="P11"><text:s text:c="4"/>if (проверка на токен) {</text:p>
      <text:p text:style-name="P11"><text:s text:c="6"/>context.$axios.setToken(token, "Bearer");</text:p>
      <text:p text:style-name="P11"><text:s text:c="4"/>}</text:p>
      <text:p text:style-name="P11"><text:s text:c="2"/>}</text:p>
      <text:p text:style-name="P11"><text:s text:c="2"/>// Initialize API repositories</text:p>
      <text:p text:style-name="P11"><text:s text:c="2"/>const repositories = {</text:p>
      <text:p text:style-name="P6"><text:span text:style-name="T1"><text:s text:c="4"/></text:span><text:span text:style-name="T12">auth</text:span><text:span text:style-name="T1">: </text:span><text:span text:style-name="T12">Auth</text:span><text:span text:style-name="T1">(</text:span><text:span text:style-name="T12">context.$axios</text:span><text:span text:style-name="T1">),</text:span></text:p>
      <text:p text:style-name="P11"><text:s text:c="4"/>teams: Teams(context.$axios),</text:p>
      <text:p text:style-name="P11"><text:s text:c="4"/>notifications: Notifications(context.$axios)</text:p>
      <text:p text:style-name="P11"><text:soft-page-break/><text:s text:c="2"/>};</text:p>
      <text:p text:style-name="P6"><text:span text:style-name="T1"><text:s text:c="2"/></text:span><text:span text:style-name="T12">inject</text:span><text:span text:style-name="T1">("api", repositories);</text:span></text:p>
      <text:p text:style-name="P11">};</text:p>
      <text:p text:style-name="P5">3)Использование глобальных переменных из файлов конфигураций в отдельной переменной - <text:span text:style-name="T11">$config</text:span></text:p>
      <text:p text:style-name="P11">import Vue from 'vue';</text:p>
      <text:p text:style-name="P11"/>
      <text:p text:style-name="P6"><text:span text:style-name="T1">import </text:span><text:span text:style-name="T12">devOptions</text:span><text:span text:style-name="T1"> from '@/config/dev.json'</text:span></text:p>
      <text:p text:style-name="P6"><text:span text:style-name="T1">import </text:span><text:span text:style-name="T12">prodOptions</text:span><text:span text:style-name="T1"> from '@/config/prod.json'</text:span></text:p>
      <text:p text:style-name="P11">if (process.env.NODE_ENV === 'production') {</text:p>
      <text:p text:style-name="P6"><text:span text:style-name="T1"><text:s text:c="5"/></text:span><text:span text:style-name="T12">Vue.prototype.$config = prodOptions</text:span><text:span text:style-name="T1">;</text:span></text:p>
      <text:p text:style-name="P6"><text:span text:style-name="T1">} else { Vue.prototype.</text:span><text:span text:style-name="T12">$config</text:span><text:span text:style-name="T1"> = devOptions; }</text:span></text:p>
      <text:p text:style-name="P6"><text:span text:style-name="T2">4)</text:span><text:span text:style-name="T6">Для больших списков можно использовать виртуальный скролл</text:span>, который показывает только столько элементов, скольмо вмещается в видимой части экрана, остальные динамически появляются при прокрутке:</text:p>
      <text:p text:style-name="P14">npm install vue-virtual-scroller -S</text:p>
      <text:p text:style-name="P6">Пример одной из разновидностей скроллов:</text:p>
      <text:p text:style-name="P11"><text:span text:style-name="T9">RecycleScroller</text:span>( :items=”” :item-size=”” ... )</text:p>
      <text:p text:style-name="P11"><text:s text:c="4"/>div(..)</text:p>
      <text:p text:style-name="P6"><text:span text:style-name="T2">5)</text:span><text:span text:style-name="T6">Отслеживание использования библиотек, когда может вместо целой библиотеки использоваться только 1 метод</text:span> из неё:</text:p>
      <text:p text:style-name="P14">npm install lodash.clonedeep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"/>
    <style:font-face style:name="Menlo" svg:font-family="Menlo, Monaco, Consolas, 'Courier New', monospace"/>
    <style:font-face style:name="Tahoma1" svg:font-family="Tahoma"/>
    <style:font-face style:name="apple-system" svg:font-family="apple-system, BlinkMacSystemFont, 'Segoe UI', 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714cm" fo:margin-bottom="0.647cm" fo:margin-left="0.767cm" fo:margin-right="0.81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22H31M4S</meta:editing-duration>
    <meta:editing-cycles>15</meta:editing-cycles>
    <meta:generator>OpenOffice/4.1.6$Win32 OpenOffice.org_project/416m1$Build-9790</meta:generator>
    <dc:date>2020-05-29T16:22:12.22</dc:date>
    <dc:creator>Serg </dc:creator>
    <meta:document-statistic meta:table-count="0" meta:image-count="0" meta:object-count="0" meta:page-count="3" meta:paragraph-count="112" meta:word-count="702" meta:character-count="5388"/>
    <meta:user-defined meta:name="Info 1"/>
    <meta:user-defined meta:name="Info 2"/>
    <meta:user-defined meta:name="Info 3"/>
    <meta:user-defined meta:name="Info 4"/>
  </office:meta>
</office:document-meta>
</file>